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b0e7" officeooo:paragraph-rsid="0017b0e7"/>
    </style:style>
    <style:style style:name="P2" style:family="paragraph" style:parent-style-name="Standard">
      <style:text-properties officeooo:rsid="00199a5c" officeooo:paragraph-rsid="00199a5c"/>
    </style:style>
    <style:style style:name="P3" style:family="paragraph" style:parent-style-name="Standard">
      <style:paragraph-properties fo:text-align="justify" style:justify-single-word="false"/>
      <style:text-properties officeooo:rsid="00199a5c" officeooo:paragraph-rsid="00199a5c"/>
    </style:style>
    <style:style style:name="P4" style:family="paragraph" style:parent-style-name="Standard">
      <style:paragraph-properties fo:text-align="justify" style:justify-single-word="false"/>
      <style:text-properties officeooo:rsid="001b08ff" officeooo:paragraph-rsid="001b08ff"/>
    </style:style>
    <style:style style:name="P5" style:family="paragraph" style:parent-style-name="Standard">
      <style:paragraph-properties fo:text-align="justify" style:justify-single-word="false"/>
      <style:text-properties officeooo:rsid="001b67db" officeooo:paragraph-rsid="001b67db"/>
    </style:style>
    <style:style style:name="P6" style:family="paragraph" style:parent-style-name="Standard">
      <style:paragraph-properties fo:text-align="justify" style:justify-single-word="false"/>
      <style:text-properties officeooo:rsid="001b67db" officeooo:paragraph-rsid="001bcecb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b67db" officeooo:paragraph-rsid="001b67db"/>
    </style:style>
    <style:style style:name="P8" style:family="paragraph" style:parent-style-name="Standard">
      <style:paragraph-properties fo:text-align="justify" style:justify-single-word="false"/>
      <style:text-properties officeooo:rsid="001bcecb" officeooo:paragraph-rsid="001bcecb"/>
    </style:style>
    <style:style style:name="P9" style:family="paragraph" style:parent-style-name="Standard">
      <style:paragraph-properties fo:text-align="justify" style:justify-single-word="false"/>
      <style:text-properties officeooo:rsid="001d503c" officeooo:paragraph-rsid="001d503c"/>
    </style:style>
    <style:style style:name="P10" style:family="paragraph" style:parent-style-name="Standard">
      <style:paragraph-properties fo:text-align="justify" style:justify-single-word="false"/>
      <style:text-properties officeooo:rsid="001da8be" officeooo:paragraph-rsid="001da8be"/>
    </style:style>
    <style:style style:name="T1" style:family="text">
      <style:text-properties officeooo:rsid="00199a5c"/>
    </style:style>
    <style:style style:name="T2" style:family="text">
      <style:text-properties officeooo:rsid="001a7509"/>
    </style:style>
    <style:style style:name="T3" style:family="text">
      <style:text-properties style:text-underline-style="solid" style:text-underline-width="auto" style:text-underline-color="font-color" officeooo:rsid="001a7509"/>
    </style:style>
    <style:style style:name="T4" style:family="text">
      <style:text-properties officeooo:rsid="001b08f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b67db"/>
    </style:style>
    <style:style style:name="T7" style:family="text">
      <style:text-properties style:text-underline-style="none" officeooo:rsid="001bce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tipo – App – <text:span text:style-name="T1">RECGAN</text:span></text:p>
      <text:p text:style-name="P1"/>
      <text:p text:style-name="P2">¿Cómo podemos motivar a los habitantes de la localidad a</text:p>
      <text:p text:style-name="P2">recolectar adecuadamente las basuras?</text:p>
      <text:p text:style-name="P2"/>
      <text:p text:style-name="P3">La app permite al usuario leer desde el celular un código de <text:s/>los productos que consume, le permite relacionarlos al <text:span text:style-name="T2">él</text:span> para poder ganar puntos con el fabricante del produ<text:span text:style-name="T2">c</text:span>to, <text:span text:style-name="T2">cuando al finalizar el uso del producto, lo ubique en el recipiente correcto que permita reciclar o </text:span><text:span text:style-name="T3">clasificar</text:span><text:span text:style-name="T2"> adecuadamente la basura.</text:span></text:p>
      <text:p text:style-name="P3"/>
      <text:p text:style-name="P3">El objetivo es que el usuario disponga en el sitio <text:span text:style-name="T4">correcto</text:span> el residuo del producto y allí se identifique que <text:span text:style-name="T4">si </text:span>contribuyo con el medio ambiente, reciclando de forma adecuada. </text:p>
      <text:p text:style-name="P4">Cada sitio donde se llevan los residuos debe tener un lector para identificar el producto. Este a su vez identifica que usuario lo registró en su celular desde la app y le genera el punto positivo.</text:p>
      <text:p text:style-name="P4">Dependiendo de la empresa que maneje este sistema, ella le brindará beneficios al usuario ecologicamente responsable.</text:p>
      <text:p text:style-name="P4"/>
      <text:p text:style-name="P4">Controles:</text:p>
      <text:p text:style-name="P4"/>
      <text:p text:style-name="P4">Si el residuo leído en el celular <text:span text:style-name="T5">no es ubicado dentro de un tiempo determinado en un sitio adecuado el usuario no ganara el beneficio.</text:span></text:p>
      <text:p text:style-name="P4"><text:span text:style-name="T5"/></text:p>
      <text:p text:style-name="P4"><text:span text:style-name="T6">Motivaciones para usar la app</text:span><text:span text:style-name="T5">:</text:span></text:p>
      <text:p text:style-name="P4"><text:span text:style-name="T5"/></text:p>
      <text:p text:style-name="P5"><text:span text:style-name="T5">Incentivos a los usuarios de la app porque puede ganar $$ o descuentos con los productores de los productos.</text:span></text:p>
      <text:p text:style-name="P8"><text:span text:style-name="T5">Los usuarios pueden mostrar en sus redes sociales que son <text:s/>ecológicamente responsables y eso les puede generar me gusta o satisfacción personal y a la vez motiva a que otros lo hagan.</text:span></text:p>
      <text:p text:style-name="P8"><text:span text:style-name="T5"/></text:p>
      <text:p text:style-name="P8"><text:span text:style-name="T5">Beneficios e interesados:</text:span></text:p>
      <text:p text:style-name="P8"><text:span text:style-name="T5"/></text:p>
      <text:p text:style-name="P6"><text:span text:style-name="T5">Los productores pueden fidelizar más a sus clientes.</text:span></text:p>
      <text:p text:style-name="P8"><text:span text:style-name="T5">Se pueden motivar a empresas especialistas en crear lectores a crear diferentes recipientes recolectores de residuos.</text:span></text:p>
      <text:p text:style-name="P7"/>
      <text:p text:style-name="P4"><text:span text:style-name="T5"/></text:p>
      <text:p text:style-name="P4"><text:span text:style-name="T5">Restricciones:</text:span></text:p>
      <text:p text:style-name="P4"><text:span text:style-name="T5"/></text:p>
      <text:p text:style-name="P4"><text:span text:style-name="T5">Los productores deben definir en su código de barras </text:span><text:span text:style-name="T7">información para la app y para los lectores de los sitios donde se deben almacenar los residuos finales.</text:span></text:p>
      <text:p text:style-name="P9"><text:span text:style-name="T7">N</text:span><text:span text:style-name="T5">o todos los residuos van a tener código de barras.</text:span></text:p>
      <text:p text:style-name="P9"><text:span text:style-name="T5"/></text:p>
      <text:p text:style-name="P9"><text:span text:style-name="T5">Integrantes:</text:span></text:p>
      <text:p text:style-name="P9"><text:span text:style-name="T5"/></text:p>
      <text:p text:style-name="P9"><text:span text:style-name="T5">Marcelo Villa</text:span></text:p>
      <text:p text:style-name="P9"><text:span text:style-name="T5">Adrian Amado</text:span></text:p>
      <text:p text:style-name="P9"><text:span text:style-name="T5">Luis Oswaldo Bautista</text:span></text:p>
      <text:p text:style-name="P4"><text:span text:style-name="T7"/></text:p>
      <text:p text:style-name="P3"/>
      <text:p text:style-name="P3"/>
      <text:p text:style-name="P10"><text:soft-page-break/>https://github.com/luisoswaldo52/pruebaluis/tree/master/prueba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8:23:39.560000000</meta:creation-date>
    <dc:date>2018-06-29T21:22:44.661000000</dc:date>
    <meta:editing-duration>PT2H59M5S</meta:editing-duration>
    <meta:editing-cycles>9</meta:editing-cycles>
    <meta:generator>LibreOffice/5.0.4.2$Windows_x86 LibreOffice_project/2b9802c1994aa0b7dc6079e128979269cf95bc78</meta:generator>
    <meta:document-statistic meta:table-count="0" meta:image-count="0" meta:object-count="0" meta:page-count="2" meta:paragraph-count="23" meta:word-count="306" meta:character-count="1922" meta:non-whitespace-character-count="1634"/>
  </office:meta>
</office:document-meta>
</file>